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style:font-name="Linux Libertine" officeooo:rsid="00141134" officeooo:paragraph-rsid="00141134"/>
    </style:style>
    <style:style style:name="P2" style:family="paragraph" style:parent-style-name="Subtitle">
      <style:text-properties style:font-name="Linux Libertine" officeooo:rsid="00141134" officeooo:paragraph-rsid="00141134"/>
    </style:style>
    <style:style style:name="P3" style:family="paragraph" style:parent-style-name="Text_20_body">
      <style:text-properties style:font-name="Linux Libertine" officeooo:rsid="00141134" officeooo:paragraph-rsid="00141134"/>
    </style:style>
    <style:style style:name="P4" style:family="paragraph" style:parent-style-name="Heading_20_1">
      <style:paragraph-properties fo:break-before="page"/>
      <style:text-properties style:font-name="Linux Libertine" officeooo:rsid="00141134" officeooo:paragraph-rsid="00141134"/>
    </style:style>
    <style:style style:name="P5" style:family="paragraph" style:parent-style-name="Text_20_body">
      <style:text-properties style:font-name="Linux Libertine" officeooo:paragraph-rsid="00141134"/>
    </style:style>
    <style:style style:name="P6" style:family="paragraph" style:parent-style-name="Contents_20_Heading">
      <style:paragraph-properties fo:break-before="page"/>
    </style:style>
    <style:style style:name="P7" style:family="paragraph" style:parent-style-name="Contents_20_1">
      <style:paragraph-properties>
        <style:tab-stops>
          <style:tab-stop style:position="6.9244in" style:type="right" style:leader-style="dotted" style:leader-text="."/>
        </style:tab-stops>
      </style:paragraph-properties>
    </style:style>
    <style:style style:name="P8" style:family="paragraph" style:parent-style-name="Contents_20_2">
      <style:paragraph-properties>
        <style:tab-stops>
          <style:tab-stop style:position="6.728in" style:type="right" style:leader-style="dotted" style:leader-text="."/>
        </style:tab-stops>
      </style:paragraph-properties>
    </style:style>
    <style:style style:name="P9" style:family="paragraph" style:parent-style-name="Heading_20_2">
      <style:text-properties style:font-name="Linux Libertine" officeooo:rsid="00178ba5" officeooo:paragraph-rsid="00178ba5"/>
    </style:style>
    <style:style style:name="P10" style:family="paragraph" style:parent-style-name="Text_20_body">
      <style:text-properties style:font-name="Linux Libertine" officeooo:paragraph-rsid="00178ba5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echnisch ontwerp</text:p>
      <text:p text:style-name="P2">Opdracht Spoorwegovergang</text:p>
      <text:p text:style-name="P3"/>
      <text:h text:style-name="P4" text:outline-level="1"><text:bookmark-start text:name="__RefHeading___Toc665_4000641096"/>Inleiding<text:bookmark-end text:name="__RefHeading___Toc665_4000641096"/></text:h>
      <text:p text:style-name="P5"/>
      <text:table-of-content text:style-name="Sect1" text:protected="true" text:name="Table of Contents1">
        <text:table-of-content-source text:outline-level="10">
          <text:index-title-template text:style-name="Contents_20_Heading">Inhoudsopgav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P6">Inhoudsopgave</text:p>
          </text:index-title>
          <text:p text:style-name="P7"><text:a xlink:type="simple" xlink:href="#__RefHeading___Toc665_4000641096" text:style-name="Index_20_Link" text:visited-style-name="Index_20_Link">Inleiding<text:tab/>2</text:a></text:p>
          <text:p text:style-name="P7"><text:a xlink:type="simple" xlink:href="#__RefHeading___Toc44_1628980940" text:style-name="Index_20_Link" text:visited-style-name="Index_20_Link">Het ontwerp<text:tab/>4</text:a></text:p>
          <text:p text:style-name="P8"><text:a xlink:type="simple" xlink:href="#__RefHeading___Toc46_1628980940" text:style-name="Index_20_Link" text:visited-style-name="Index_20_Link">Tinkercad export<text:tab/>4</text:a></text:p>
          <text:p text:style-name="P8"><text:a xlink:type="simple" xlink:href="#__RefHeading___Toc48_1628980940" text:style-name="Index_20_Link" text:visited-style-name="Index_20_Link">State Machine Diagram<text:tab/>4</text:a></text:p>
          <text:p text:style-name="P8"><text:a xlink:type="simple" xlink:href="#__RefHeading___Toc50_1628980940" text:style-name="Index_20_Link" text:visited-style-name="Index_20_Link">Tab Diagram<text:tab/>4</text:a></text:p>
        </text:index-body>
      </text:table-of-content>
      <text:p text:style-name="P5"/>
      <text:h text:style-name="P4" text:outline-level="1"><text:bookmark-start text:name="__RefHeading___Toc44_1628980940"/>Het ontwerp<text:bookmark-end text:name="__RefHeading___Toc44_1628980940"/></text:h>
      <text:h text:style-name="P9" text:outline-level="2"><text:bookmark-start text:name="__RefHeading___Toc46_1628980940"/>Tinkercad export<text:bookmark-end text:name="__RefHeading___Toc46_1628980940"/></text:h>
      <text:p text:style-name="P10"/>
      <text:h text:style-name="P9" text:outline-level="2"><text:bookmark-start text:name="__RefHeading___Toc48_1628980940"/>State Machine Diagram<text:bookmark-end text:name="__RefHeading___Toc48_1628980940"/></text:h>
      <text:p text:style-name="P10"/>
      <text:h text:style-name="P9" text:outline-level="2"><text:bookmark-start text:name="__RefHeading___Toc50_1628980940"/>Tab Diagram<text:bookmark-end text:name="__RefHeading___Toc50_1628980940"/></text:h>
      <text:p text:style-name="P1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" svg:font-family="'Linux Libertine'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nl" fo:country="NL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style:font-name="Linux Libertine" officeooo:rsid="00141134" officeooo:paragraph-rsid="00141134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Aram Markarov<text:tab/>04/04/2025<text:tab/>Chris van Uffelen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4-03T18:49:28.694470180</meta:creation-date>
    <dc:date>2025-04-04T00:54:10.033240341</dc:date>
    <meta:editing-duration>PT23M1S</meta:editing-duration>
    <meta:editing-cycles>3</meta:editing-cycles>
    <meta:generator>LibreOffice/25.2.2.2$Linux_X86_64 LibreOffice_project/520$Build-2</meta:generator>
    <meta:document-statistic meta:table-count="0" meta:image-count="0" meta:object-count="0" meta:page-count="4" meta:paragraph-count="14" meta:word-count="36" meta:character-count="243" meta:non-whitespace-character-count="221"/>
  </office:meta>
</office:document-meta>
</file>